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bullet-char=" 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 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 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 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 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 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 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 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 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 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 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 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 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 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prefix="(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–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•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–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•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–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•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ous-titre" style:master-page-name="MP0" style:family="paragraph">
      <style:paragraph-properties fo:break-before="page"/>
      <style:text-properties style:font-name="Times New Roman" style:font-name-complex="Times New Roman" style:use-window-font-color="true" fo:font-size="18pt" style:font-size-asian="18pt" style:font-size-complex="18pt" fo:language="it" fo:country="IT"/>
    </style:style>
    <style:style style:name="P4" style:parent-style-name="Sous-titre" style:list-style-name="LFO8" style:family="paragraph">
      <style:text-properties style:font-name="Times New Roman" style:font-name-complex="Times New Roman" style:use-window-font-color="true" fo:language="it" fo:country="IT"/>
    </style:style>
    <style:style style:name="P5" style:parent-style-name="Date" style:family="paragraph">
      <style:text-properties style:font-name="Times New Roman" style:font-name-complex="Times New Roman" fo:language="it" fo:country="IT"/>
    </style:style>
    <style:style style:name="T6" style:parent-style-name="Policepardéfaut" style:family="text">
      <style:text-properties style:font-name="Times New Roman" style:font-name-complex="Times New Roman" fo:language="fr" fo:country="CH" style:language-asian="fr" style:country-asian="CH"/>
    </style:style>
    <style:style style:name="P7" style:parent-style-name="Titre2" style:family="paragraph">
      <style:paragraph-properties fo:break-before="page"/>
      <style:text-properties style:font-name="Times New Roman" style:font-name-complex="Times New Roman" style:use-window-font-color="true" fo:language="en" fo:country="GB"/>
    </style:style>
    <style:style style:name="P8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9" style:parent-style-name="FirstParagraph" style:family="paragraph">
      <style:text-properties style:font-name="Times New Roman" style:font-name-complex="Times New Roman"/>
    </style:style>
    <style:style style:name="P10" style:parent-style-name="Corpsdetexte" style:family="paragraph">
      <style:text-properties style:font-name="Times New Roman" style:font-name-complex="Times New Roman" fo:language="en" fo:country="GB"/>
    </style:style>
    <style:style style:name="P11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12" style:parent-style-name="FirstParagraph" style:family="paragraph">
      <style:text-properties style:font-name="Times New Roman" style:font-name-complex="Times New Roman" fo:language="en" fo:country="GB"/>
    </style:style>
    <style:style style:name="P13" style:parent-style-name="Corpsdetexte" style:family="paragraph">
      <style:text-properties style:font-name="Times New Roman" style:font-name-complex="Times New Roman" fo:language="en" fo:country="GB"/>
    </style:style>
    <style:style style:name="P14" style:parent-style-name="Titre4" style:family="paragraph">
      <style:text-properties style:font-name="Times New Roman" style:font-name-complex="Times New Roman" style:use-window-font-color="true"/>
    </style:style>
    <style:style style:name="P15" style:parent-style-name="FirstParagraph" style:family="paragraph">
      <style:text-properties style:font-name="Times New Roman" style:font-name-complex="Times New Roman"/>
    </style:style>
    <style:style style:name="P16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17" style:parent-style-name="FirstParagraph" style:family="paragraph">
      <style:text-properties style:font-name="Times New Roman" style:font-name-complex="Times New Roman" fo:language="en" fo:country="GB"/>
    </style:style>
    <style:style style:name="P18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19" style:parent-style-name="FirstParagraph" style:family="paragraph">
      <style:text-properties style:font-name="Times New Roman" style:font-name-complex="Times New Roman"/>
    </style:style>
    <style:style style:name="P20" style:parent-style-name="Corpsdetexte" style:family="paragraph">
      <style:text-properties style:font-name="Times New Roman" style:font-name-complex="Times New Roman" fo:language="en" fo:country="GB"/>
    </style:style>
    <style:style style:name="P21" style:parent-style-name="Corpsdetexte" style:family="paragraph">
      <style:text-properties style:font-name="Times New Roman" style:font-name-complex="Times New Roman" fo:language="en" fo:country="GB"/>
    </style:style>
    <style:style style:name="P22" style:parent-style-name="Corpsdetexte" style:family="paragraph">
      <style:text-properties style:font-name="Times New Roman" style:font-name-complex="Times New Roman" fo:language="en" fo:country="GB"/>
    </style:style>
    <style:style style:name="P23" style:parent-style-name="Corpsdetexte" style:family="paragraph">
      <style:text-properties style:font-name="Times New Roman" style:font-name-complex="Times New Roman" fo:language="en" fo:country="GB"/>
    </style:style>
    <style:style style:name="P24" style:parent-style-name="Corpsdetexte" style:family="paragraph">
      <style:text-properties style:font-name="Times New Roman" style:font-name-complex="Times New Roman" fo:language="en" fo:country="GB"/>
    </style:style>
    <style:style style:name="P25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26" style:parent-style-name="FirstParagraph" style:family="paragraph">
      <style:text-properties style:font-name="Times New Roman" style:font-name-complex="Times New Roman" fo:language="en" fo:country="GB"/>
    </style:style>
    <style:style style:name="P27" style:parent-style-name="Corpsdetexte" style:family="paragraph">
      <style:text-properties style:font-name="Times New Roman" style:font-name-complex="Times New Roman" fo:language="en" fo:country="GB"/>
    </style:style>
    <style:style style:name="P28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29" style:parent-style-name="FirstParagraph" style:family="paragraph">
      <style:text-properties style:font-name="Times New Roman" style:font-name-complex="Times New Roman" fo:language="en" fo:country="GB"/>
    </style:style>
    <style:style style:name="P30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31" style:parent-style-name="FirstParagraph" style:family="paragraph">
      <style:text-properties style:font-name="Times New Roman" style:font-name-complex="Times New Roman" fo:language="en" fo:country="GB"/>
    </style:style>
    <style:style style:name="P32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33" style:parent-style-name="FirstParagraph" style:family="paragraph">
      <style:text-properties style:font-name="Times New Roman" style:font-name-complex="Times New Roman" fo:language="en" fo:country="GB"/>
    </style:style>
    <style:style style:name="P34" style:parent-style-name="Corpsdetexte" style:family="paragraph">
      <style:text-properties style:font-name="Times New Roman" style:font-name-complex="Times New Roman" fo:language="en" fo:country="GB"/>
    </style:style>
    <style:style style:name="T35" style:parent-style-name="Policepardéfaut" style:family="text">
      <style:text-properties style:font-name="Times New Roman" style:font-name-complex="Times New Roman" fo:language="en" fo:country="GB"/>
    </style:style>
    <style:style style:name="T36" style:parent-style-name="Policepardéfaut" style:family="text">
      <style:text-properties style:font-name="Times New Roman" style:font-name-complex="Times New Roman" fo:language="en" fo:country="GB"/>
    </style:style>
    <style:style style:name="T37" style:parent-style-name="Policepardéfaut" style:family="text">
      <style:text-properties style:font-name="Times New Roman" style:font-name-complex="Times New Roman" fo:language="en" fo:country="GB"/>
    </style:style>
    <style:style style:name="T38" style:parent-style-name="Policepardéfaut" style:family="text">
      <style:text-properties style:font-name="Times New Roman" style:font-name-complex="Times New Roman" fo:language="en" fo:country="GB"/>
    </style:style>
    <style:style style:name="T39" style:parent-style-name="Policepardéfaut" style:family="text">
      <style:text-properties style:font-name="Times New Roman" style:font-name-complex="Times New Roman" fo:language="en" fo:country="GB"/>
    </style:style>
    <style:style style:name="T40" style:parent-style-name="Policepardéfaut" style:family="text">
      <style:text-properties style:font-name="Times New Roman" style:font-name-complex="Times New Roman" fo:language="en" fo:country="GB"/>
    </style:style>
    <style:style style:name="T41" style:parent-style-name="Policepardéfaut" style:family="text">
      <style:text-properties style:font-name="Times New Roman" style:font-name-complex="Times New Roman" fo:language="en" fo:country="GB"/>
    </style:style>
    <style:style style:name="T42" style:parent-style-name="Policepardéfaut" style:family="text">
      <style:text-properties style:font-name="Times New Roman" style:font-name-complex="Times New Roman" fo:language="en" fo:country="GB"/>
    </style:style>
    <style:style style:name="T43" style:parent-style-name="Policepardéfaut" style:family="text">
      <style:text-properties style:font-name="Times New Roman" style:font-name-complex="Times New Roman" fo:font-style="italic" style:font-style-asian="italic" style:font-style-complex="italic" fo:language="en" fo:country="GB"/>
    </style:style>
    <style:style style:name="T44" style:parent-style-name="Policepardéfaut" style:family="text">
      <style:text-properties style:font-name="Times New Roman" style:font-name-complex="Times New Roman" fo:language="en" fo:country="GB"/>
    </style:style>
    <style:style style:name="T45" style:parent-style-name="Policepardéfaut" style:family="text">
      <style:text-properties style:font-name="Times New Roman" style:font-name-complex="Times New Roman" fo:language="en" fo:country="GB"/>
    </style:style>
    <style:style style:name="T46" style:parent-style-name="Policepardéfaut" style:family="text">
      <style:text-properties style:font-name="Times New Roman" style:font-name-complex="Times New Roman" fo:language="en" fo:country="GB"/>
    </style:style>
    <style:style style:name="T47" style:parent-style-name="Policepardéfaut" style:family="text">
      <style:text-properties style:font-name="Times New Roman" style:font-name-complex="Times New Roman" fo:language="en" fo:country="GB"/>
    </style:style>
    <style:style style:name="T48" style:parent-style-name="Policepardéfaut" style:family="text">
      <style:text-properties style:font-name="Times New Roman" style:font-name-complex="Times New Roman" fo:language="en" fo:country="GB"/>
    </style:style>
    <style:style style:name="P49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T50" style:parent-style-name="Policepardéfaut" style:family="text">
      <style:text-properties style:font-name="Times New Roman" style:font-name-complex="Times New Roman" fo:language="en" fo:country="GB"/>
    </style:style>
    <style:style style:name="T51" style:parent-style-name="Lienhypertexte" style:family="text">
      <style:text-properties style:font-name="Times New Roman" style:font-name-complex="Times New Roman" fo:language="en" fo:country="GB"/>
    </style:style>
    <style:style style:name="T52" style:parent-style-name="Policepardéfaut" style:family="text">
      <style:text-properties style:font-name="Times New Roman" style:font-name-complex="Times New Roman" fo:language="en" fo:country="GB"/>
    </style:style>
    <style:style style:name="T53" style:parent-style-name="Policepardéfaut" style:family="text">
      <style:text-properties style:font-name="Times New Roman" style:font-name-complex="Times New Roman" fo:language="en" fo:country="GB"/>
    </style:style>
    <style:style style:name="T54" style:parent-style-name="Policepardéfaut" style:family="text">
      <style:text-properties style:font-name="Times New Roman" style:font-name-complex="Times New Roman" fo:language="en" fo:country="GB"/>
    </style:style>
    <style:style style:name="T55" style:parent-style-name="Policepardéfaut" style:family="text">
      <style:text-properties style:font-name="Times New Roman" style:font-name-complex="Times New Roman" fo:language="en" fo:country="GB"/>
    </style:style>
    <style:style style:name="T56" style:parent-style-name="Policepardéfaut" style:family="text">
      <style:text-properties style:font-name="Times New Roman" style:font-name-complex="Times New Roman" fo:language="en" fo:country="GB"/>
    </style:style>
    <style:style style:name="P57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58" style:parent-style-name="FirstParagraph" style:family="paragraph">
      <style:text-properties style:font-name="Times New Roman" style:font-name-complex="Times New Roman" fo:language="en" fo:country="GB"/>
    </style:style>
    <style:style style:name="P59" style:parent-style-name="docdata" style:family="paragraph">
      <style:paragraph-properties fo:margin-top="0.125in" fo:margin-bottom="0.125in"/>
    </style:style>
    <style:style style:name="T60" style:parent-style-name="Policepardéfaut" style:family="text">
      <style:text-properties fo:language="fr" fo:country="CH"/>
    </style:style>
    <style:style style:name="T61" style:parent-style-name="Lienhypertexte" style:family="text">
      <style:text-properties style:font-name-asian="Arial" fo:language="fr" fo:country="CH"/>
    </style:style>
    <style:style style:name="T62" style:parent-style-name="Policepardéfaut" style:family="text">
      <style:text-properties fo:language="fr" fo:country="CH"/>
    </style:style>
    <style:style style:name="P63" style:parent-style-name="Corpsdetexte" style:family="paragraph">
      <style:text-properties style:font-name="Times New Roman" style:font-name-complex="Times New Roman" fo:language="en" fo:country="GB"/>
    </style:style>
    <style:style style:name="P64" style:parent-style-name="Titre2" style:family="paragraph">
      <style:text-properties style:font-name="Times New Roman" style:font-name-complex="Times New Roman" style:use-window-font-color="true" fo:language="en" fo:country="GB"/>
    </style:style>
    <style:style style:name="P65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T66" style:parent-style-name="Policepardéfaut" style:family="text">
      <style:text-properties style:font-name="Times New Roman" style:font-name-complex="Times New Roman" fo:language="en" fo:country="GB"/>
    </style:style>
    <style:style style:name="P67" style:parent-style-name="Corpsdetexte" style:family="paragraph">
      <style:text-properties style:font-name="Times New Roman" style:font-name-complex="Times New Roman" fo:language="en" fo:country="GB"/>
    </style:style>
    <style:style style:name="P68" style:parent-style-name="Corpsdetexte" style:family="paragraph">
      <style:paragraph-properties fo:text-align="justify"/>
      <style:text-properties style:font-name="Times New Roman" style:font-name-complex="Times New Roman" fo:language="en" fo:country="GB"/>
    </style:style>
    <style:style style:name="P69" style:parent-style-name="Corpsdetexte" style:family="paragraph">
      <style:text-properties style:font-name="Times New Roman" style:font-name-complex="Times New Roman" fo:language="en" fo:country="GB"/>
    </style:style>
    <style:style style:name="P70" style:parent-style-name="Corpsdetexte" style:family="paragraph">
      <style:text-properties style:font-name="Times New Roman" style:font-name-complex="Times New Roman" fo:language="en" fo:country="GB"/>
    </style:style>
    <style:style style:name="P71" style:parent-style-name="Corpsdetexte" style:family="paragraph">
      <style:text-properties style:font-name="Times New Roman" style:font-name-complex="Times New Roman" fo:language="en" fo:country="GB"/>
    </style:style>
    <style:style style:name="P72" style:parent-style-name="Corpsdetexte" style:family="paragraph">
      <style:text-properties style:font-name="Times New Roman" style:font-name-complex="Times New Roman" fo:language="en" fo:country="GB"/>
    </style:style>
    <style:style style:name="P73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74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T75" style:parent-style-name="Policepardéfaut" style:family="text">
      <style:text-properties style:font-name="Times New Roman" style:font-name-complex="Times New Roman" fo:language="en" fo:country="GB"/>
    </style:style>
    <style:style style:name="T76" style:parent-style-name="Policepardéfaut" style:family="text">
      <style:text-properties style:font-name="Times New Roman" style:font-name-complex="Times New Roman"/>
    </style:style>
    <style:style style:name="P77" style:parent-style-name="FirstParagraph" style:family="paragraph">
      <style:text-properties style:font-name="Times New Roman" style:font-name-complex="Times New Roman"/>
    </style:style>
    <style:style style:name="P78" style:parent-style-name="FirstParagraph" style:family="paragraph">
      <style:text-properties style:font-name="Times New Roman" style:font-name-complex="Times New Roman" fo:language="fr" fo:country="CH"/>
    </style:style>
    <style:style style:name="P79" style:parent-style-name="Corpsdetexte" style:family="paragraph">
      <style:text-properties style:font-name="Times New Roman" style:font-name-complex="Times New Roman" fo:language="en" fo:country="GB"/>
    </style:style>
    <style:style style:name="P80" style:parent-style-name="Corpsdetexte" style:family="paragraph">
      <style:text-properties style:font-name="Times New Roman" style:font-name-complex="Times New Roman" fo:language="en" fo:country="GB"/>
    </style:style>
    <style:style style:name="P81" style:parent-style-name="Corpsdetexte" style:family="paragraph">
      <style:text-properties style:font-name="Times New Roman" style:font-name-complex="Times New Roman" fo:language="en" fo:country="GB"/>
    </style:style>
    <style:style style:name="P82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83" style:parent-style-name="FirstParagraph" style:family="paragraph">
      <style:text-properties style:font-name="Times New Roman" style:font-name-complex="Times New Roman" fo:language="en" fo:country="GB"/>
    </style:style>
    <style:style style:name="P84" style:parent-style-name="FirstParagraph" style:family="paragraph">
      <style:text-properties style:font-name="Times New Roman" style:font-name-complex="Times New Roman" fo:language="fr" fo:country="CH"/>
    </style:style>
    <style:style style:name="P85" style:parent-style-name="Corpsdetexte" style:family="paragraph">
      <style:text-properties style:font-name="Times New Roman" style:font-name-complex="Times New Roman" fo:language="en" fo:country="GB"/>
    </style:style>
    <style:style style:name="P86" style:parent-style-name="Corpsdetexte" style:family="paragraph">
      <style:text-properties style:font-name="Times New Roman" style:font-name-complex="Times New Roman" fo:language="en" fo:country="GB"/>
    </style:style>
    <style:style style:name="P87" style:parent-style-name="Corpsdetexte" style:family="paragraph">
      <style:text-properties style:font-name="Times New Roman" style:font-name-complex="Times New Roman" fo:language="en" fo:country="GB"/>
    </style:style>
    <style:style style:name="P88" style:parent-style-name="Titre2" style:family="paragraph">
      <style:text-properties style:font-name="Times New Roman" style:font-name-complex="Times New Roman" style:use-window-font-color="true" fo:language="en" fo:country="GB"/>
    </style:style>
    <style:style style:name="P89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90" style:parent-style-name="Corpsdetexte" style:family="paragraph">
      <style:text-properties style:font-name="Times New Roman" style:font-name-complex="Times New Roman" fo:language="en" fo:country="GB"/>
    </style:style>
    <style:style style:name="P91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92" style:parent-style-name="FirstParagraph" style:family="paragraph">
      <style:text-properties style:font-name="Times New Roman" style:font-name-complex="Times New Roman" fo:language="en" fo:country="GB"/>
    </style:style>
    <style:style style:name="P93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94" style:parent-style-name="FirstParagraph" style:family="paragraph">
      <style:text-properties style:font-name="Times New Roman" style:font-name-complex="Times New Roman" fo:language="en" fo:country="GB"/>
    </style:style>
    <style:style style:name="P95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96" style:parent-style-name="FirstParagraph" style:family="paragraph">
      <style:text-properties style:font-name="Times New Roman" style:font-name-complex="Times New Roman" fo:language="en" fo:country="GB"/>
    </style:style>
    <style:style style:name="P97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98" style:parent-style-name="FirstParagraph" style:family="paragraph">
      <style:text-properties style:font-name="Times New Roman" style:font-name-complex="Times New Roman" fo:language="en" fo:country="GB"/>
    </style:style>
    <style:style style:name="P99" style:parent-style-name="Titre2" style:family="paragraph">
      <style:text-properties style:font-name="Times New Roman" style:font-name-complex="Times New Roman" style:use-window-font-color="true" fo:language="en" fo:country="GB"/>
    </style:style>
    <style:style style:name="P100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101" style:parent-style-name="Corpsdetexte" style:family="paragraph">
      <style:text-properties style:font-name="Times New Roman" style:font-name-complex="Times New Roman" fo:language="en" fo:country="GB"/>
    </style:style>
    <style:style style:name="P102" style:parent-style-name="Corpsdetexte" style:family="paragraph">
      <style:text-properties style:font-name="Times New Roman" style:font-name-complex="Times New Roman" fo:language="en" fo:country="GB"/>
    </style:style>
    <style:style style:name="P103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104" style:parent-style-name="FirstParagraph" style:family="paragraph">
      <style:text-properties style:font-name="Times New Roman" style:font-name-complex="Times New Roman" fo:language="en" fo:country="GB"/>
    </style:style>
    <style:style style:name="P105" style:parent-style-name="Titre2" style:family="paragraph">
      <style:text-properties style:font-name="Times New Roman" style:font-name-complex="Times New Roman" style:use-window-font-color="true" fo:language="en" fo:country="GB"/>
    </style:style>
    <style:style style:name="P106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107" style:parent-style-name="FirstParagraph" style:family="paragraph">
      <style:text-properties style:font-name="Times New Roman" style:font-name-complex="Times New Roman" fo:language="en" fo:country="GB"/>
    </style:style>
    <style:style style:name="P108" style:parent-style-name="Titre4" style:family="paragraph">
      <style:text-properties style:font-name="Times New Roman" style:font-name-complex="Times New Roman" style:use-window-font-color="true" fo:language="en" fo:country="GB"/>
    </style:style>
    <style:style style:name="P109" style:parent-style-name="FirstParagraph" style:family="paragraph">
      <style:text-properties style:font-name="Times New Roman" style:font-name-complex="Times New Roman" fo:language="en" fo:country="GB"/>
    </style:style>
    <style:style style:name="P110" style:parent-style-name="Corpsdetexte" style:family="paragraph">
      <style:text-properties style:font-name="Times New Roman" style:font-name-complex="Times New Roman" fo:language="en" fo:country="GB"/>
    </style:style>
    <style:style style:name="P111" style:parent-style-name="Corpsdetexte" style:family="paragraph">
      <style:text-properties style:font-name="Times New Roman" style:font-name-complex="Times New Roman" fo:language="en" fo:country="GB"/>
    </style:style>
    <style:style style:name="P112" style:parent-style-name="Corpsdetexte" style:family="paragraph">
      <style:text-properties style:font-name="Times New Roman" style:font-name-complex="Times New Roman" fo:language="en" fo:country="GB"/>
    </style:style>
    <style:style style:name="P113" style:parent-style-name="Normal" style:family="paragraph">
      <style:paragraph-properties fo:break-before="page"/>
      <style:text-properties style:font-name="Times New Roman" style:font-name-complex="Times New Roman" fo:language="en" fo:country="GB"/>
    </style:style>
    <style:style style:name="P114" style:parent-style-name="Titre2" style:family="paragraph">
      <style:text-properties style:font-name="Times New Roman" style:font-name-complex="Times New Roman" style:use-window-font-color="true" fo:language="en" fo:country="GB"/>
    </style:style>
    <style:style style:name="P115" style:parent-style-name="Corpsdetexte" style:family="paragraph">
      <style:paragraph-properties fo:text-align="justify"/>
      <style:text-properties style:font-name="Times New Roman" style:font-name-complex="Times New Roman" fo:language="en" fo:country="GB"/>
    </style:style>
    <style:style style:name="P116" style:parent-style-name="Corpsdetexte" style:family="paragraph">
      <style:paragraph-properties fo:text-align="justify"/>
    </style:style>
    <style:style style:name="T117" style:parent-style-name="Policepardéfaut" style:family="text">
      <style:text-properties style:font-name="Times New Roman" style:font-name-complex="Times New Roman" fo:language="en" fo:country="GB"/>
    </style:style>
    <style:style style:name="T118" style:parent-style-name="Policepardéfaut" style:family="text">
      <style:text-properties style:font-name="Times New Roman" style:font-name-complex="Times New Roman" fo:language="en" fo:country="GB"/>
    </style:style>
    <style:style style:name="T119" style:parent-style-name="Policepardéfaut" style:family="text">
      <style:text-properties style:font-name="Times New Roman" style:font-name-complex="Times New Roman" fo:language="en" fo:country="GB"/>
    </style:style>
    <style:style style:family="graphic" style:name="a1">
      <style:graphic-properties draw:fill="solid" draw:fill-color="#ffffff" draw:opacity="100%" draw:stroke="solid" svg:stroke-width="0.01042in" svg:stroke-color="#000000" svg:stroke-opacity="100%"/>
    </style:style>
  </office:automatic-styles>
  <office:body>
    <office:text text:use-soft-page-breaks="true">
      <text:p text:style-name="P1">MANUSCRIPT TITLE</text:p>
      <text:list text:style-name="LFO8" text:continue-numbering="true">
        <text:list-item>
          <text:p text:style-name="P4">ODMAP Protocol –</text:p>
        </text:list-item>
      </text:list>
      <text:p text:style-name="P5">DATE</text:p>
      <text:p text:style-name="Normal"><text:span text:style-name="T6"><draw:custom-shape svg:x="0in" svg:y="0in" svg:width="6.3in" svg:height="0.00069in" draw:id="id0" draw:style-name="a1" draw:name="Rectangle 1" text:anchor-type="as-char"><svg:title/><svg:desc/><draw:enhanced-geometry draw:type="non-primitive" svg:viewBox="0 0 21600 21600" draw:enhanced-path="M 0 0 L 21600 0 21600 21600 0 21600 Z N"/></draw:custom-shape></text:span><text:bookmark-start text:name="overview"/><text:bookmark-end text:name="overview"/></text:p>
      <text:soft-page-break/>
      <text:h text:style-name="P7" text:outline-level="2">Overview</text:h>
      <text:h text:style-name="P8" text:outline-level="4"><text:bookmark-start text:name="authorship"/><text:bookmark-end text:name="authorship"/>Authorship</text:h>
      <text:p text:style-name="P9">Contact:<text:s/></text:p>
      <text:p text:style-name="P10">Study link:<text:s/></text:p>
      <text:h text:style-name="P11" text:outline-level="4"><text:bookmark-start text:name="model-objective"/><text:bookmark-end text:name="model-objective"/>Model objective</text:h>
      <text:p text:style-name="P12">Model objective:</text:p>
      <text:p text:style-name="P13">Target output:</text:p>
      <text:h text:style-name="P14" text:outline-level="4"><text:bookmark-start text:name="focal-taxon"/><text:bookmark-end text:name="focal-taxon"/>Focal Taxon</text:h>
      <text:p text:style-name="P15">Focal Taxon:</text:p>
      <text:h text:style-name="P16" text:outline-level="4"><text:bookmark-start text:name="location"/><text:bookmark-end text:name="location"/>Location</text:h>
      <text:p text:style-name="P17">Location:</text:p>
      <text:h text:style-name="P18" text:outline-level="4"><text:bookmark-start text:name="scale-of-analysis"/><text:bookmark-end text:name="scale-of-analysis"/>Scale of Analysis</text:h>
      <text:p text:style-name="P19">Spatial extent:</text:p>
      <text:p text:style-name="P20">Spatial resolution:</text:p>
      <text:p text:style-name="P21">Coordinate reference system:</text:p>
      <text:p text:style-name="P22">Temporal extent:</text:p>
      <text:p text:style-name="P23">Temporal resolution:</text:p>
      <text:p text:style-name="P24">Boundary:</text:p>
      <text:h text:style-name="P25" text:outline-level="4"><text:bookmark-start text:name="biodiversity-data"/><text:bookmark-end text:name="biodiversity-data"/>Biodiversity data</text:h>
      <text:p text:style-name="P26">Observation type:</text:p>
      <text:p text:style-name="P27">Response data type:</text:p>
      <text:h text:style-name="P28" text:outline-level="4"><text:bookmark-start text:name="predictors"/><text:bookmark-end text:name="predictors"/>Predictors</text:h>
      <text:p text:style-name="P29">Predictor types:</text:p>
      <text:h text:style-name="P30" text:outline-level="4"><text:bookmark-start text:name="hypotheses"/><text:bookmark-end text:name="hypotheses"/>Hypotheses</text:h>
      <text:p text:style-name="P31">Model assumptions: 1)<text:s/>candidate covariates<text:s/>potentially drive the distribution of the species<text:s/>and key covariates are included in the models,<text:s/>2) The observed distributions of the species are<text:s/>in pseudo-equilibrium with the environment, 3) The entire realised niches of the species are<text:s/>encompassed by the<text:s/>modelling<text:s/>data, 4)<text:s/>The species maintain<text:s/>their<text:s/>niches across<text:s/>time; 5) The correlation structure between<text:s/>covariates<text:s/>does not change over time.</text:p>
      <text:h text:style-name="P32" text:outline-level="4"><text:bookmark-start text:name="algorithms"/><text:bookmark-end text:name="algorithms"/><text:soft-page-break/>Algorithms</text:h>
      <text:p text:style-name="P33">Modelling techniques:<text:s/>five modelling algorithms were used – Generalized Linear Model (GLM), Generalized Additive Model (GAM), Maxnet (MAX), Random Forest (RF)<text:s/>and light Gradient Boosted Machine (GBM).</text:p>
      <text:p text:style-name="P34">Model complexity: hyperparameter grid search using N-SDM default settings.</text:p>
      <text:p text:style-name="Corpsdetexte"><text:span text:style-name="T35">Model averaging/ensemble modelling: Combination of the predictions from the<text:s/></text:span><text:span text:style-name="T36">individual</text:span><text:span text:style-name="T37"><text:s/>modelling algorithms into<text:s/></text:span><text:span text:style-name="T38">unweighted<text:s/></text:span><text:span text:style-name="T39">[weighted<text:s/></text:span><text:span text:style-name="T40">base</text:span><text:span text:style-name="T41">d</text:span><text:span text:style-name="T42"><text:s/>on<text:s/></text:span><text:span text:style-name="T43">metric</text:span><text:span text:style-name="T44"><text:s/>value</text:span><text:span text:style-name="T45">]<text:s/></text:span><text:span text:style-name="T46">ensemble (average</text:span><text:span text:style-name="T47">)</text:span><text:span text:style-name="T48">.</text:span></text:p>
      <text:h text:style-name="P49" text:outline-level="4"><text:bookmark-start text:name="workflow"/><text:bookmark-end text:name="workflow"/>Workflow</text:h>
      <text:p text:style-name="FirstParagraph"><text:span text:style-name="T50">Model workflow: See N-SDM workflow (</text:span><text:a xlink:href="https://github.com/antadde/N-SDM" office:target-frame-name="_top" xlink:show="replace"><text:span text:style-name="T51">https://github.com/antadde/N-SDM</text:span></text:a><text:span text:style-name="T52">)</text:span><text:span text:style-name="T53"><text:s/></text:span><text:span text:style-name="T54">(Adde et al., 2023</text:span><text:span text:style-name="T55">a</text:span><text:span text:style-name="T56">)</text:span></text:p>
      <text:h text:style-name="P57" text:outline-level="4"><text:bookmark-start text:name="software"/><text:bookmark-end text:name="software"/>Software</text:h>
      <text:p text:style-name="P58">Software: N-SDM v2.0.1and R v4.3.2</text:p>
      <text:p text:style-name="P59"><text:span text:style-name="T60">Code availability:<text:s/></text:span><text:a xlink:href="https://github.com/antadde/N-SDM" office:target-frame-name="_top" xlink:show="replace"><text:span text:style-name="T61">https://github.com/antadde/N-SDM</text:span></text:a><text:span text:style-name="T62"><text:s/></text:span></text:p>
      <text:p text:style-name="P63">Data availability:<text:s/><text:bookmark-start text:name="data"/><text:bookmark-end text:name="data"/>N-SDM is available from the GitHub Repository, https://github.com/antadde/N-SDM, where complementary instructions for installation and example data are provided.</text:p>
      <text:h text:style-name="P64" text:outline-level="2">Data</text:h>
      <text:h text:style-name="P65" text:outline-level="4"><text:bookmark-start text:name="biodiversity-data-1"/><text:bookmark-end text:name="biodiversity-data-1"/>Biodiversity data</text:h>
      <text:p text:style-name="FirstParagraph"><text:bookmark-start text:name="data-partitioning"/><text:bookmark-end text:name="data-partitioning"/><text:span text:style-name="T66">Taxon names:</text:span></text:p>
      <text:p text:style-name="P67">Ecological level: species</text:p>
      <text:p text:style-name="P68">Data sources:</text:p>
      <text:p text:style-name="P69">Sampling design:</text:p>
      <text:p text:style-name="P70">Sample size:</text:p>
      <text:p text:style-name="P71">Cleaning:</text:p>
      <text:p text:style-name="P72">Background data:</text:p>
      <text:h text:style-name="P73" text:outline-level="4">Data partitioning</text:h>
      <text:h text:style-name="P74" text:outline-level="4">Predictor variables</text:h>
      <text:p text:style-name="FirstParagraph"><text:span text:style-name="T75">Predictor<text:s/></text:span><text:span text:style-name="T76">variables:</text:span></text:p>
      <text:p text:style-name="P77">Data sources:</text:p>
      <text:p text:style-name="P78">Spatial extent:</text:p>
      <text:p text:style-name="P79">Spatial resolution:</text:p>
      <text:p text:style-name="P80">Coordinate reference system:</text:p>
      <text:soft-page-break/>
      <text:p text:style-name="P81">Temporal extent:</text:p>
      <text:h text:style-name="P82" text:outline-level="4"><text:bookmark-start text:name="transfer-data"/><text:bookmark-end text:name="transfer-data"/>Transfer data</text:h>
      <text:p text:style-name="P83">Data sources:</text:p>
      <text:p text:style-name="P84">Spatial extent:<text:s/></text:p>
      <text:p text:style-name="P85">Spatial resolution:</text:p>
      <text:p text:style-name="P86">Temporal extent:</text:p>
      <text:p text:style-name="P87">Scenarios:</text:p>
      <text:h text:style-name="P88" text:outline-level="2"><text:bookmark-start text:name="model"/><text:bookmark-end text:name="model"/>Model</text:h>
      <text:h text:style-name="P89" text:outline-level="4"><text:bookmark-start text:name="multicollinearity"/><text:bookmark-end text:name="multicollinearity"/>Selected predictors</text:h>
      <text:p text:style-name="P90">Covariate<text:s/>selection:<text:s/>Automated covariate selection procedure included in the N-SDM workflow (Adde et al., 2023b)</text:p>
      <text:h text:style-name="P91" text:outline-level="4">Multicollinearity</text:h>
      <text:p text:style-name="P92">Multicollinearity: The covariate selection procedure included in N-SDM allows filtering for multicollinearity (Adde et al., 2023b)</text:p>
      <text:h text:style-name="P93" text:outline-level="4"><text:bookmark-start text:name="model-settings"/><text:bookmark-end text:name="model-settings"/>Model settings</text:h>
      <text:p text:style-name="P94">Hyperparameter settings were defined using N-SDM automatic<text:s/>grid search</text:p>
      <text:h text:style-name="P95" text:outline-level="4"><text:bookmark-start text:name="model-estimates"/><text:bookmark-end text:name="model-estimates"/>Model estimates</text:h>
      <text:p text:style-name="P96">Assessment of variable importance: variable importance was assessed with the N-SDM function nsdm.respcurve.</text:p>
      <text:h text:style-name="P97" text:outline-level="4"><text:bookmark-start text:name="analysis-and-correction-of-non-independe"/><text:bookmark-start text:name="threshold-selection"/><text:bookmark-end text:name="analysis-and-correction-of-non-independe"/><text:bookmark-end text:name="threshold-selection"/>Threshold selection</text:h>
      <text:p text:style-name="P98">Threshold selection: Maximum True Skill Statistic (maxTSS)</text:p>
      <text:h text:style-name="P99" text:outline-level="2"><text:bookmark-start text:name="assessment"/><text:bookmark-end text:name="assessment"/>Assessment</text:h>
      <text:h text:style-name="P100" text:outline-level="4"><text:bookmark-start text:name="performance-statistics"/><text:bookmark-end text:name="performance-statistics"/>Performance statistics</text:h>
      <text:p text:style-name="P101">Performance on training data:</text:p>
      <text:p text:style-name="P102">Performance on validation data: same as for training data</text:p>
      <text:h text:style-name="P103" text:outline-level="4"><text:bookmark-start text:name="plausibility-check"/><text:bookmark-end text:name="plausibility-check"/>Plausibility check</text:h>
      <text:p text:style-name="P104">Response shapes: Response curves (nsdm.respcurve function).</text:p>
      <text:h text:style-name="P105" text:outline-level="2"><text:bookmark-start text:name="prediction"/><text:bookmark-end text:name="prediction"/>Prediction</text:h>
      <text:h text:style-name="P106" text:outline-level="4"><text:bookmark-start text:name="prediction-output"/><text:bookmark-end text:name="prediction-output"/>Prediction output</text:h>
      <text:p text:style-name="P107">Prediction unit: Pixel-level habitat suitability<text:s/>values</text:p>
      <text:h text:style-name="P108" text:outline-level="4"><text:bookmark-start text:name="uncertainty-quantification"/><text:bookmark-end text:name="uncertainty-quantification"/><text:soft-page-break/>Uncertainty quantification</text:h>
      <text:p text:style-name="P109">Algorithmic uncertainty: Algorithmic uncertainty in predictions was measured by using the coefficient of variation.</text:p>
      <text:p text:style-name="P110"/>
      <text:p text:style-name="P111"/>
      <text:p text:style-name="P112"/>
      <text:p text:style-name="P113"/>
      <text:soft-page-break/>
      <text:h text:style-name="P114" text:outline-level="2">References</text:h>
      <text:p text:style-name="P115">Adde, A., Rey, P.L., Brun, P., Külling, N., Fopp, F., Altermatt, F. et al. (2023a). N‐SDM: a high‐performance computing pipeline for Nested Species Distribution Modelling. Ecography, e06540.</text:p>
      <text:p text:style-name="P116"><text:span text:style-name="T117">Adde, A., Rey, P.-L., Fopp, F., Petitpierre, B., Schweiger, A.K., Broennimann, O. et al. (2023</text:span><text:span text:style-name="T118">b</text:span><text:span text:style-name="T119">). Too many candidates: Embedded covariate selection procedure for species distribution modelling with the covsel R package. Ecological Informatics, 102080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00%" fo:background-color="transparent" style:tab-stop-distance="0.5in">
        <style:background-fill draw:fill="solid"/>
      </style:paragraph-properties>
      <style:text-properties style:font-name="Cambria" style:font-name-asian="Cambr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Corpsdetexte" style:default-outline-level="1">
      <style:paragraph-properties fo:keep-with-next="always" fo:keep-together="always" fo:margin-top="0.3333in" fo:margin-bottom="0in"/>
      <style:text-properties style:font-name="Calibri" style:font-name-asian="Arial" style:font-name-complex="Times New Roman" fo:font-weight="bold" style:font-weight-asian="bold" style:font-weight-complex="bold" fo:color="#345A8A" fo:font-size="16pt" style:font-size-asian="16pt" style:font-size-complex="16pt" fo:hyphenate="false"/>
    </style:style>
    <style:style style:name="Titre2" style:display-name="Titre 2" style:family="paragraph" style:parent-style-name="Normal" style:next-style-name="Corpsdetexte" style:default-outline-level="2">
      <style:paragraph-properties fo:keep-with-next="always" fo:keep-together="always" fo:margin-top="0.1388in" fo:margin-bottom="0in"/>
      <style:text-properties style:font-name="Calibri" style:font-name-asian="Arial" style:font-name-complex="Times New Roman" fo:font-weight="bold" style:font-weight-asian="bold" style:font-weight-complex="bold" fo:color="#4F81BD" fo:font-size="16pt" style:font-size-asian="16pt" style:font-size-complex="16pt" fo:hyphenate="false"/>
    </style:style>
    <style:style style:name="Titre3" style:display-name="Titre 3" style:family="paragraph" style:parent-style-name="Normal" style:next-style-name="Corpsdetexte" style:default-outline-level="3">
      <style:paragraph-properties fo:keep-with-next="always" fo:keep-together="always" fo:margin-top="0.1388in" fo:margin-bottom="0in"/>
      <style:text-properties style:font-name="Calibri" style:font-name-asian="Arial" style:font-name-complex="Times New Roman" fo:font-weight="bold" style:font-weight-asian="bold" style:font-weight-complex="bold" fo:color="#4F81BD" fo:font-size="14pt" style:font-size-asian="14pt" style:font-size-complex="14pt" fo:hyphenate="false"/>
    </style:style>
    <style:style style:name="Titre4" style:display-name="Titre 4" style:family="paragraph" style:parent-style-name="Normal" style:next-style-name="Corpsdetexte" style:default-outline-level="4">
      <style:paragraph-properties fo:keep-with-next="always" fo:keep-together="always" fo:margin-top="0.1388in" fo:margin-bottom="0in"/>
      <style:text-properties style:font-name="Calibri" style:font-name-asian="Arial" style:font-name-complex="Times New Roman" fo:font-weight="bold" style:font-weight-asian="bold" style:font-weight-complex="bold" fo:color="#4F81BD" fo:hyphenate="false"/>
    </style:style>
    <style:style style:name="Titre5" style:display-name="Titre 5" style:family="paragraph" style:parent-style-name="Normal" style:next-style-name="Corpsdetexte" style:default-outline-level="5">
      <style:paragraph-properties fo:keep-with-next="always" fo:keep-together="always" fo:margin-top="0.1388in" fo:margin-bottom="0in"/>
      <style:text-properties style:font-name="Calibri" style:font-name-asian="Arial" style:font-name-complex="Times New Roman" fo:font-style="italic" style:font-style-asian="italic" style:font-style-complex="italic" fo:color="#4F81BD" fo:hyphenate="false"/>
    </style:style>
    <style:style style:name="Titre6" style:display-name="Titre 6" style:family="paragraph" style:parent-style-name="Normal" style:next-style-name="Corpsdetexte" style:default-outline-level="6">
      <style:paragraph-properties fo:keep-with-next="always" fo:keep-together="always" fo:margin-top="0.1388in" fo:margin-bottom="0in"/>
      <style:text-properties style:font-name="Calibri" style:font-name-asian="Arial" style:font-name-complex="Times New Roman" fo:color="#4F81BD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2222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2222in"/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2222in"/>
      <style:text-properties style:font-name="Arial" style:font-name-asian="Arial" style:font-name-complex="Arial" fo:font-style="italic" style:font-style-asian="italic" style:font-style-complex="italic" fo:font-size="10.5pt" style:font-size-asian="10.5pt" style:font-size-complex="10.5pt" fo:hyphenate="false"/>
    </style:style>
    <style:style style:name="Normal" style:display-name="Normal" style:family="paragraph">
      <style:text-properties style:font-name-asian="Arial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rial" style:font-name-asian="Arial" style:font-name-complex="Arial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rial" style:font-name-asian="Arial" style:font-name-complex="Arial" fo:font-size="17pt" style:font-size-asian="17pt"/>
    </style:style>
    <style:style style:name="Titre3Car" style:display-name="Titre 3 Car" style:family="text" style:parent-style-name="Policepardéfaut">
      <style:text-properties style:font-name="Arial" style:font-name-asian="Arial" style:font-name-complex="Arial" fo:font-size="15pt" style:font-size-asian="15pt" style:font-size-complex="15pt"/>
    </style:style>
    <style:style style:name="Titre4Car" style:display-name="Titre 4 Car" style:family="text" style:parent-style-name="Policepardéfaut"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Titre5Car" style:display-name="Titre 5 Car" style:family="text" style:parent-style-name="Policepardéfau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itre6Car" style:display-name="Titre 6 Car" style:family="text" style:parent-style-name="Policepardéfau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itre7Car" style:display-name="Titre 7 Car" style:family="text" style:parent-style-name="Policepardéfau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itre8Car" style:display-name="Titre 8 Car" style:family="text" style:parent-style-name="Policepardéfau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/>
    </style:style>
    <style:style style:name="Titre9Car" style:display-name="Titre 9 Car" style:family="text" style:parent-style-name="Policepardéfaut">
      <style:text-properties style:font-name="Arial" style:font-name-asian="Arial" style:font-name-complex="Arial" fo:font-style="italic" style:font-style-asian="italic" style:font-style-complex="italic" fo:font-size="10.5pt" style:font-size-asian="10.5pt" style:font-size-complex="10.5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ansinterligne" style:display-name="Sans interligne" style:family="paragraph">
      <style:paragraph-properties fo:margin-bottom="0in"/>
      <style:text-properties fo:hyphenate="false"/>
    </style:style>
    <style:style style:name="TitreCar" style:display-name="Titre Car" style:family="text" style:parent-style-name="Policepardéfaut">
      <style:text-properties fo:font-size="24pt" style:font-size-asian="24pt" style:font-size-complex="24pt"/>
    </style:style>
    <style:style style:name="Sous-titreCar" style:display-name="Sous-titre Car" style:family="text" style:parent-style-name="Policepardéfaut">
      <style:text-properties fo:font-size="12pt" style:font-size-asian="12pt" style:font-size-complex="12pt"/>
    </style:style>
    <style:style style:name="Citation" style:display-name="Citation" style:family="paragraph" style:parent-style-name="Normal" style:next-style-name="Normal">
      <style:paragraph-properties fo:margin-left="0.5in" fo:margin-right="0.5in">
        <style:tab-stops/>
      </style:paragraph-properties>
      <style:text-properties fo:font-style="italic" style:font-style-asian="italic" fo:hyphenate="false"/>
    </style:style>
    <style:style style:name="CitationCar" style:display-name="Citation Car" style:family="text">
      <style:text-properties fo:font-style="italic" style:font-style-asian="italic"/>
    </style:style>
    <style:style style:name="Citationintense" style:display-name="Citation intense" style:family="paragraph" style:parent-style-name="Normal" style:next-style-name="Normal">
      <style:paragraph-properties fo:border="0.0069in solid #FFFFFF" fo:padding-top="0.0694in" fo:padding-left="0.1388in" fo:padding-bottom="0.0694in" fo:padding-right="0.1388in" style:shadow="none" fo:margin-left="0.5in" fo:margin-right="0.5in" fo:background-color="#F2F2F2">
        <style:tab-stops/>
        <style:background-fill draw:fill="solid" draw:fill-color="#F2F2F2"/>
      </style:paragraph-properties>
      <style:text-properties fo:font-style="italic" style:font-style-asian="italic" fo:hyphenate="false"/>
    </style:style>
    <style:style style:name="CitationintenseCar" style:display-name="Citation intense Car" style:family="text">
      <style:text-properties fo:font-style="italic" style:font-style-asian="italic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FooterChar" style:display-name="Footer Char" style:family="text" style:parent-style-name="Policepardéfaut"/>
    <style:style style:name="NotedebasdepageCar" style:display-name="Note de bas de page Car" style:family="text">
      <style:text-properties fo:font-size="9pt" style:font-size-asian="9pt"/>
    </style:style>
    <style:style style:name="Notedefin" style:display-name="Note de fin" style:family="paragraph" style:parent-style-name="Normal">
      <style:paragraph-properties fo:margin-bottom="0in"/>
      <style:text-properties fo:font-size="10pt" style:font-size-asian="10pt" fo:hyphenate="false"/>
    </style:style>
    <style:style style:name="NotedefinCar" style:display-name="Note de fin Car" style:family="text">
      <style:text-properties fo:font-size="10pt" style:font-size-asian="10pt"/>
    </style:style>
    <style:style style:name="Appeldenotedefin" style:display-name="Appel de note de fin" style:family="text" style:parent-style-name="Policepardéfaut">
      <style:text-properties style:text-position="super 66.6%"/>
    </style:style>
    <style:style style:name="TM1" style:display-name="TM 1" style:family="paragraph" style:parent-style-name="Normal" style:next-style-name="Normal">
      <style:paragraph-properties fo:margin-bottom="0.0395in"/>
      <style:text-properties fo:hyphenate="false"/>
    </style:style>
    <style:style style:name="TM2" style:display-name="TM 2" style:family="paragraph" style:parent-style-name="Normal" style:next-style-name="Normal">
      <style:paragraph-properties fo:margin-bottom="0.0395in" fo:margin-left="0.1965in">
        <style:tab-stops/>
      </style:paragraph-properties>
      <style:text-properties fo:hyphenate="false"/>
    </style:style>
    <style:style style:name="TM3" style:display-name="TM 3" style:family="paragraph" style:parent-style-name="Normal" style:next-style-name="Normal">
      <style:paragraph-properties fo:margin-bottom="0.0395in" fo:margin-left="0.3937in">
        <style:tab-stops/>
      </style:paragraph-properties>
      <style:text-properties fo:hyphenate="false"/>
    </style:style>
    <style:style style:name="TM4" style:display-name="TM 4" style:family="paragraph" style:parent-style-name="Normal" style:next-style-name="Normal">
      <style:paragraph-properties fo:margin-bottom="0.0395in" fo:margin-left="0.5902in">
        <style:tab-stops/>
      </style:paragraph-properties>
      <style:text-properties fo:hyphenate="false"/>
    </style:style>
    <style:style style:name="TM5" style:display-name="TM 5" style:family="paragraph" style:parent-style-name="Normal" style:next-style-name="Normal">
      <style:paragraph-properties fo:margin-bottom="0.0395in" fo:margin-left="0.7875in">
        <style:tab-stops/>
      </style:paragraph-properties>
      <style:text-properties fo:hyphenate="false"/>
    </style:style>
    <style:style style:name="TM6" style:display-name="TM 6" style:family="paragraph" style:parent-style-name="Normal" style:next-style-name="Normal">
      <style:paragraph-properties fo:margin-bottom="0.0395in" fo:margin-left="0.984in">
        <style:tab-stops/>
      </style:paragraph-properties>
      <style:text-properties fo:hyphenate="false"/>
    </style:style>
    <style:style style:name="TM7" style:display-name="TM 7" style:family="paragraph" style:parent-style-name="Normal" style:next-style-name="Normal">
      <style:paragraph-properties fo:margin-bottom="0.0395in" fo:margin-left="1.1812in">
        <style:tab-stops/>
      </style:paragraph-properties>
      <style:text-properties fo:hyphenate="false"/>
    </style:style>
    <style:style style:name="TM8" style:display-name="TM 8" style:family="paragraph" style:parent-style-name="Normal" style:next-style-name="Normal">
      <style:paragraph-properties fo:margin-bottom="0.0395in" fo:margin-left="1.3777in">
        <style:tab-stops/>
      </style:paragraph-properties>
      <style:text-properties fo:hyphenate="false"/>
    </style:style>
    <style:style style:name="TM9" style:display-name="TM 9" style:family="paragraph" style:parent-style-name="Normal" style:next-style-name="Normal">
      <style:paragraph-properties fo:margin-bottom="0.0395in" fo:margin-left="1.575in">
        <style:tab-stops/>
      </style:paragraph-properties>
      <style:text-properties fo:hyphenate="false"/>
    </style:style>
    <style:style style:name="Tabledesillustrations" style:display-name="Table des illustrations" style:family="paragraph" style:parent-style-name="Normal" style:next-style-name="Normal">
      <style:paragraph-properties fo:margin-bottom="0in"/>
      <style:text-properties fo:hyphenate="false"/>
    </style:style>
    <style:style style:name="Corpsdetexte" style:display-name="Corps de texte" style:family="paragraph" style:parent-style-name="Normal">
      <style:paragraph-properties fo:margin-top="0.125in" fo:margin-bottom="0.125in"/>
      <style:text-properties fo:hyphenate="false"/>
    </style:style>
    <style:style style:name="FirstParagraph" style:display-name="First Paragraph" style:family="paragraph" style:parent-style-name="Corpsdetexte" style:next-style-name="Corpsdetexte">
      <style:text-properties fo:hyphenate="false"/>
    </style:style>
    <style:style style:name="Compact" style:display-name="Compact" style:family="paragraph" style:parent-style-name="Corpsdetexte">
      <style:paragraph-properties fo:margin-top="0.025in" fo:margin-bottom="0.025in"/>
      <style:text-properties fo:hyphenate="false"/>
    </style:style>
    <style:style style:name="Titre" style:display-name="Titre" style:family="paragraph" style:parent-style-name="Normal" style:next-style-name="Corpsdetexte">
      <style:paragraph-properties fo:keep-with-next="always" fo:keep-together="always" fo:text-align="center" fo:margin-top="0.3333in" fo:margin-bottom="0.1666in"/>
      <style:text-properties style:font-name="Calibri" style:font-name-asian="Arial" style:font-name-complex="Times New Roman" fo:font-weight="bold" style:font-weight-asian="bold" style:font-weight-complex="bold" fo:color="#345A8A" fo:font-size="18pt" style:font-size-asian="18pt" style:font-size-complex="18pt" fo:hyphenate="false"/>
    </style:style>
    <style:style style:name="Sous-titre" style:display-name="Sous-titre" style:family="paragraph" style:parent-style-name="Titre" style:next-style-name="Corpsdetexte">
      <style:paragraph-properties fo:margin-top="0.1666in"/>
      <style:text-properties fo:font-size="15pt" style:font-size-asian="15pt" style:font-size-complex="15pt" fo:hyphenate="false"/>
    </style:style>
    <style:style style:name="Author" style:display-name="Author" style:family="paragraph" style:next-style-name="Corpsdetexte">
      <style:paragraph-properties fo:keep-with-next="always" fo:keep-together="always" fo:text-align="center"/>
      <style:text-properties fo:hyphenate="false"/>
    </style:style>
    <style:style style:name="Date" style:display-name="Date" style:family="paragraph" style:next-style-name="Corpsdetexte">
      <style:paragraph-properties fo:keep-with-next="always" fo:keep-together="always" fo:text-align="center"/>
      <style:text-properties fo:hyphenate="false"/>
    </style:style>
    <style:style style:name="Abstract" style:display-name="Abstract" style:family="paragraph" style:parent-style-name="Normal" style:next-style-name="Corpsdetexte">
      <style:paragraph-properties fo:keep-with-next="always" fo:keep-together="always" fo:margin-top="0.2083in" fo:margin-bottom="0.2083in"/>
      <style:text-properties fo:font-size="10pt" style:font-size-asian="10pt" style:font-size-complex="10pt" fo:hyphenate="false"/>
    </style:style>
    <style:style style:name="Bibliographie" style:display-name="Bibliographie" style:family="paragraph" style:parent-style-name="Normal">
      <style:text-properties fo:hyphenate="false"/>
    </style:style>
    <style:style style:name="Normalcentré" style:display-name="Normal centré" style:family="paragraph" style:parent-style-name="Corpsdetexte" style:next-style-name="Corpsdetexte">
      <style:paragraph-properties fo:margin-top="0.0694in" fo:margin-bottom="0.0694in"/>
      <style:text-properties style:font-name="Calibri" style:font-name-asian="Arial" style:font-name-complex="Times New Roman" style:font-weight-complex="bold" fo:font-size="10pt" style:font-size-asian="10pt" style:font-size-complex="10pt" fo:hyphenate="false"/>
    </style:style>
    <style:style style:name="Notedebasdepage" style:display-name="Note de bas de page" style:family="paragraph" style:parent-style-name="Normal">
      <style:text-properties fo:hyphenate="false"/>
    </style:style>
    <style:style style:name="DefinitionTerm" style:display-name="Definition Term" style:family="paragraph" style:parent-style-name="Normal" style:next-style-name="Definition">
      <style:paragraph-properties fo:keep-with-next="always" fo:keep-together="always" fo:margin-bottom="0in"/>
      <style:text-properties fo:font-weight="bold" style:font-weight-asian="bold" fo:hyphenate="false"/>
    </style:style>
    <style:style style:name="Definition" style:display-name="Definition" style:family="paragraph" style:parent-style-name="Normal">
      <style:text-properties fo:hyphenate="false"/>
    </style:style>
    <style:style style:name="Légende" style:display-name="Légende" style:family="paragraph" style:parent-style-name="Normal">
      <style:paragraph-properties fo:margin-bottom="0.0833in"/>
      <style:text-properties fo:font-style="italic" style:font-style-asian="italic" fo:hyphenate="false"/>
    </style:style>
    <style:style style:name="TableCaption" style:display-name="Table Caption" style:family="paragraph" style:parent-style-name="Légende">
      <style:paragraph-properties fo:keep-with-next="always"/>
      <style:text-properties fo:hyphenate="false"/>
    </style:style>
    <style:style style:name="ImageCaption" style:display-name="Image Caption" style:family="paragraph" style:parent-style-name="Légende">
      <style:text-properties fo:hyphenate="false"/>
    </style:style>
    <style:style style:name="Figure" style:display-name="Figure" style:family="paragraph" style:parent-style-name="Normal">
      <style:text-properties fo:hyphenate="false"/>
    </style:style>
    <style:style style:name="FigurewithCaption" style:display-name="Figure with Caption" style:family="paragraph" style:parent-style-name="Figure">
      <style:paragraph-properties fo:keep-with-next="always"/>
      <style:text-properties fo:hyphenate="false"/>
    </style:style>
    <style:style style:name="LégendeCar" style:display-name="Légende Car" style:family="text" style:parent-style-name="Policepardéfaut"/>
    <style:style style:name="VerbatimChar" style:display-name="Verbatim Char" style:family="text" style:parent-style-name="LégendeCar">
      <style:text-properties style:font-name="Consolas" fo:font-size="11pt" style:font-size-asian="11pt"/>
    </style:style>
    <style:style style:name="Appelnotedebasdep." style:display-name="Appel note de bas de p." style:family="text" style:parent-style-name="LégendeCar">
      <style:text-properties style:text-position="super 66.6%"/>
    </style:style>
    <style:style style:name="Lienhypertexte" style:display-name="Lien hypertexte" style:family="text" style:parent-style-name="LégendeCar">
      <style:text-properties fo:color="#4F81BD"/>
    </style:style>
    <style:style style:name="En-têtedetabledesmatières" style:display-name="En-tête de table des matières" style:family="paragraph" style:parent-style-name="Titre1" style:next-style-name="Corpsdetexte">
      <style:paragraph-properties fo:margin-top="0.1666in" fo:line-height="107%"/>
      <style:text-properties fo:font-weight="normal" style:font-weight-asian="normal" style:font-weight-complex="normal" fo:color="#365F91" fo:hyphenate="false"/>
    </style:style>
    <style:style style:name="SourceCode" style:display-name="Source Code" style:family="paragraph" style:parent-style-name="Normal">
      <style:paragraph-properties fo:background-color="#F8F8F8">
        <style:background-fill draw:fill="solid" draw:fill-color="#F8F8F8"/>
      </style:paragraph-properties>
      <style:text-properties fo:hyphenate="false"/>
    </style:style>
    <style:style style:name="KeywordTok" style:display-name="KeywordTok" style:family="text" style:parent-style-name="VerbatimChar">
      <style:text-properties style:font-name="Consolas" fo:font-weight="bold" style:font-weight-asian="bold" fo:color="#204A87" fo:font-size="11pt" style:font-size-asian="11pt" fo:background-color="#F8F8F8"/>
    </style:style>
    <style:style style:name="DataTypeTok" style:display-name="DataTypeTok" style:family="text" style:parent-style-name="VerbatimChar">
      <style:text-properties style:font-name="Consolas" fo:color="#204A87" fo:font-size="11pt" style:font-size-asian="11pt" fo:background-color="#F8F8F8"/>
    </style:style>
    <style:style style:name="DecValTok" style:display-name="DecValTok" style:family="text" style:parent-style-name="VerbatimChar">
      <style:text-properties style:font-name="Consolas" fo:color="#0000CF" fo:font-size="11pt" style:font-size-asian="11pt" fo:background-color="#F8F8F8"/>
    </style:style>
    <style:style style:name="BaseNTok" style:display-name="BaseNTok" style:family="text" style:parent-style-name="VerbatimChar">
      <style:text-properties style:font-name="Consolas" fo:color="#0000CF" fo:font-size="11pt" style:font-size-asian="11pt" fo:background-color="#F8F8F8"/>
    </style:style>
    <style:style style:name="FloatTok" style:display-name="FloatTok" style:family="text" style:parent-style-name="VerbatimChar">
      <style:text-properties style:font-name="Consolas" fo:color="#0000CF" fo:font-size="11pt" style:font-size-asian="11pt" fo:background-color="#F8F8F8"/>
    </style:style>
    <style:style style:name="ConstantTok" style:display-name="ConstantTok" style:family="text" style:parent-style-name="VerbatimChar">
      <style:text-properties style:font-name="Consolas" fo:color="#000000" fo:font-size="11pt" style:font-size-asian="11pt" fo:background-color="#F8F8F8"/>
    </style:style>
    <style:style style:name="CharTok" style:display-name="CharTok" style:family="text" style:parent-style-name="VerbatimChar">
      <style:text-properties style:font-name="Consolas" fo:color="#4E9A06" fo:font-size="11pt" style:font-size-asian="11pt" fo:background-color="#F8F8F8"/>
    </style:style>
    <style:style style:name="SpecialCharTok" style:display-name="SpecialCharTok" style:family="text" style:parent-style-name="VerbatimChar">
      <style:text-properties style:font-name="Consolas" fo:color="#000000" fo:font-size="11pt" style:font-size-asian="11pt" fo:background-color="#F8F8F8"/>
    </style:style>
    <style:style style:name="StringTok" style:display-name="StringTok" style:family="text" style:parent-style-name="VerbatimChar">
      <style:text-properties style:font-name="Consolas" fo:color="#4E9A06" fo:font-size="11pt" style:font-size-asian="11pt" fo:background-color="#F8F8F8"/>
    </style:style>
    <style:style style:name="VerbatimStringTok" style:display-name="VerbatimStringTok" style:family="text" style:parent-style-name="VerbatimChar">
      <style:text-properties style:font-name="Consolas" fo:color="#4E9A06" fo:font-size="11pt" style:font-size-asian="11pt" fo:background-color="#F8F8F8"/>
    </style:style>
    <style:style style:name="SpecialStringTok" style:display-name="SpecialStringTok" style:family="text" style:parent-style-name="VerbatimChar">
      <style:text-properties style:font-name="Consolas" fo:color="#4E9A06" fo:font-size="11pt" style:font-size-asian="11pt" fo:background-color="#F8F8F8"/>
    </style:style>
    <style:style style:name="ImportTok" style:display-name="ImportTok" style:family="text" style:parent-style-name="VerbatimChar">
      <style:text-properties style:font-name="Consolas" fo:font-size="11pt" style:font-size-asian="11pt" fo:background-color="#F8F8F8"/>
    </style:style>
    <style:style style:name="CommentTok" style:display-name="CommentTok" style:family="text" style:parent-style-name="VerbatimChar">
      <style:text-properties style:font-name="Consolas" fo:font-style="italic" style:font-style-asian="italic" fo:color="#8F5902" fo:font-size="11pt" style:font-size-asian="11pt" fo:background-color="#F8F8F8"/>
    </style:style>
    <style:style style:name="DocumentationTok" style:display-name="DocumentationTok" style:family="text" style:parent-style-name="VerbatimChar">
      <style:text-properties style:font-name="Consolas" fo:font-weight="bold" style:font-weight-asian="bold" fo:font-style="italic" style:font-style-asian="italic" fo:color="#8F5902" fo:font-size="11pt" style:font-size-asian="11pt" fo:background-color="#F8F8F8"/>
    </style:style>
    <style:style style:name="AnnotationTok" style:display-name="AnnotationTok" style:family="text" style:parent-style-name="VerbatimChar">
      <style:text-properties style:font-name="Consolas" fo:font-weight="bold" style:font-weight-asian="bold" fo:font-style="italic" style:font-style-asian="italic" fo:color="#8F5902" fo:font-size="11pt" style:font-size-asian="11pt" fo:background-color="#F8F8F8"/>
    </style:style>
    <style:style style:name="CommentVarTok" style:display-name="CommentVarTok" style:family="text" style:parent-style-name="VerbatimChar">
      <style:text-properties style:font-name="Consolas" fo:font-weight="bold" style:font-weight-asian="bold" fo:font-style="italic" style:font-style-asian="italic" fo:color="#8F5902" fo:font-size="11pt" style:font-size-asian="11pt" fo:background-color="#F8F8F8"/>
    </style:style>
    <style:style style:name="OtherTok" style:display-name="OtherTok" style:family="text" style:parent-style-name="VerbatimChar">
      <style:text-properties style:font-name="Consolas" fo:color="#8F5902" fo:font-size="11pt" style:font-size-asian="11pt" fo:background-color="#F8F8F8"/>
    </style:style>
    <style:style style:name="FunctionTok" style:display-name="FunctionTok" style:family="text" style:parent-style-name="VerbatimChar">
      <style:text-properties style:font-name="Consolas" fo:color="#000000" fo:font-size="11pt" style:font-size-asian="11pt" fo:background-color="#F8F8F8"/>
    </style:style>
    <style:style style:name="VariableTok" style:display-name="VariableTok" style:family="text" style:parent-style-name="VerbatimChar">
      <style:text-properties style:font-name="Consolas" fo:color="#000000" fo:font-size="11pt" style:font-size-asian="11pt" fo:background-color="#F8F8F8"/>
    </style:style>
    <style:style style:name="ControlFlowTok" style:display-name="ControlFlowTok" style:family="text" style:parent-style-name="VerbatimChar">
      <style:text-properties style:font-name="Consolas" fo:font-weight="bold" style:font-weight-asian="bold" fo:color="#204A87" fo:font-size="11pt" style:font-size-asian="11pt" fo:background-color="#F8F8F8"/>
    </style:style>
    <style:style style:name="OperatorTok" style:display-name="OperatorTok" style:family="text" style:parent-style-name="VerbatimChar">
      <style:text-properties style:font-name="Consolas" fo:font-weight="bold" style:font-weight-asian="bold" fo:color="#CE5C00" fo:font-size="11pt" style:font-size-asian="11pt" fo:background-color="#F8F8F8"/>
    </style:style>
    <style:style style:name="BuiltInTok" style:display-name="BuiltInTok" style:family="text" style:parent-style-name="VerbatimChar">
      <style:text-properties style:font-name="Consolas" fo:font-size="11pt" style:font-size-asian="11pt" fo:background-color="#F8F8F8"/>
    </style:style>
    <style:style style:name="ExtensionTok" style:display-name="ExtensionTok" style:family="text" style:parent-style-name="VerbatimChar">
      <style:text-properties style:font-name="Consolas" fo:font-size="11pt" style:font-size-asian="11pt" fo:background-color="#F8F8F8"/>
    </style:style>
    <style:style style:name="PreprocessorTok" style:display-name="PreprocessorTok" style:family="text" style:parent-style-name="VerbatimChar">
      <style:text-properties style:font-name="Consolas" fo:font-style="italic" style:font-style-asian="italic" fo:color="#8F5902" fo:font-size="11pt" style:font-size-asian="11pt" fo:background-color="#F8F8F8"/>
    </style:style>
    <style:style style:name="AttributeTok" style:display-name="AttributeTok" style:family="text" style:parent-style-name="VerbatimChar">
      <style:text-properties style:font-name="Consolas" fo:color="#C4A000" fo:font-size="11pt" style:font-size-asian="11pt" fo:background-color="#F8F8F8"/>
    </style:style>
    <style:style style:name="RegionMarkerTok" style:display-name="RegionMarkerTok" style:family="text" style:parent-style-name="VerbatimChar">
      <style:text-properties style:font-name="Consolas" fo:font-size="11pt" style:font-size-asian="11pt" fo:background-color="#F8F8F8"/>
    </style:style>
    <style:style style:name="InformationTok" style:display-name="InformationTok" style:family="text" style:parent-style-name="VerbatimChar">
      <style:text-properties style:font-name="Consolas" fo:font-weight="bold" style:font-weight-asian="bold" fo:font-style="italic" style:font-style-asian="italic" fo:color="#8F5902" fo:font-size="11pt" style:font-size-asian="11pt" fo:background-color="#F8F8F8"/>
    </style:style>
    <style:style style:name="WarningTok" style:display-name="WarningTok" style:family="text" style:parent-style-name="VerbatimChar">
      <style:text-properties style:font-name="Consolas" fo:font-weight="bold" style:font-weight-asian="bold" fo:font-style="italic" style:font-style-asian="italic" fo:color="#8F5902" fo:font-size="11pt" style:font-size-asian="11pt" fo:background-color="#F8F8F8"/>
    </style:style>
    <style:style style:name="AlertTok" style:display-name="AlertTok" style:family="text" style:parent-style-name="VerbatimChar">
      <style:text-properties style:font-name="Consolas" fo:color="#EF2929" fo:font-size="11pt" style:font-size-asian="11pt" fo:background-color="#F8F8F8"/>
    </style:style>
    <style:style style:name="ErrorTok" style:display-name="ErrorTok" style:family="text" style:parent-style-name="VerbatimChar">
      <style:text-properties style:font-name="Consolas" fo:font-weight="bold" style:font-weight-asian="bold" fo:color="#A40000" fo:font-size="11pt" style:font-size-asian="11pt" fo:background-color="#F8F8F8"/>
    </style:style>
    <style:style style:name="NormalTok" style:display-name="NormalTok" style:family="text" style:parent-style-name="VerbatimChar">
      <style:text-properties style:font-name="Consolas" fo:font-size="11pt" style:font-size-asian="11pt" fo:background-color="#F8F8F8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fo:language="fr" fo:country="CH" style:language-asian="fr" style:country-asian="FR" fo:hyphenate="false"/>
    </style:style>
    <style:style style:name="Mentionnonrésolue1" style:display-name="Mention non résolue1" style:family="text" style:parent-style-name="Policepardéfaut">
      <style:text-properties fo:color="#605E5C" fo:background-color="#E1DFDD"/>
    </style:style>
    <style:style style:name="reference" style:display-name="reference" style:family="text" style:parent-style-name="Policepardéfaut"/>
    <style:style style:name="Révision" style:display-name="Révision" style:family="paragraph">
      <style:paragraph-properties fo:margin-bottom="0in"/>
      <style:text-properties fo:hyphenate="false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 style:font-size-complex="10pt"/>
    </style:style>
    <style:style style:name="Numérodepage" style:display-name="Numéro de page" style:family="text" style:parent-style-name="Policepardéfaut"/>
    <style:style style:name="docdata" style:display-name="docdata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fo:hyphenate="false"/>
    </style:style>
    <style:style style:name="Textedebulles" style:display-name="Texte de bulles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asian="Arial" style:font-name-complex="Segoe UI" fo:font-size="9pt" style:font-size-asian="9pt" style:font-size-complex="9pt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Cambria" style:font-name-asian="Cambria" style:font-name-complex="Times New Roman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6LVL1" style:family="text">
      <style:text-properties style:font-name="Cambria" style:font-name-asian="Cambria" style:font-name-complex="Times New Roman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style:font-name-asian="Arial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Times New Roman" style:font-name-asian="Arial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a0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bullet-char=" 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 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 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 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 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 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 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 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 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 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 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 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 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 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prefix="(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–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•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–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•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–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•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8"/>
      <number:text/>
      <number:num-list-label text:level="9"/>
      <number:text/>
    </number:num-list-format>
    <number:num-list-format style:name="NLF1">
      <number:num-list-label text:level="1"/>
      <number:text>(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38in" fo:page-height="11.6805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depage" style:family="paragraph">
      <style:paragraph-properties fo:margin-right="0.25in"/>
    </style:style>
    <style:style style:name="F3" style:parent-style-name="a0" style:family="graphic">
      <style:graphic-properties style:wrap="none" draw:stroke="none" draw:fill="none" fo:border="none" fo:padding="0in" style:shadow="none" style:vertical-rel="paragraph" style:horizontal-rel="page-content" style:horizontal-pos="right" style:vertical-pos="from-top" style:writing-mode="lr-tb"/>
    </style:style>
  </office:automatic-styles>
  <office:master-styles>
    <style:master-page style:name="MP0" style:page-layout-name="PL0">
      <style:footer>
        <text:p text:style-name="P2"><draw:frame draw:style-name="F3" text:anchor-type="paragraph" svg:y="0.0006in" draw:z-index="0"><draw:text-box fo:min-height="0in" fo:min-width="0in"><text:p text:style-name="Pieddepage"><text:span text:style-name="Numérodepage"><text:page-number text:fixed="false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Distribution modelling of a conspicuous “Gondwanian” soil protist reveals dispersal limitation and predicts major range contraction in response to climate warming</dc:title>
    <meta:initial-creator>Estelle P. Bruni</meta:initial-creator>
    <dc:creator>Adde, Antoine</dc:creator>
    <meta:creation-date>2025-10-02T10:10:00Z</meta:creation-date>
    <dc:date>2025-10-02T10:10:00Z</dc:date>
    <meta:template xlink:href="Normal.dotm" xlink:type="simple"/>
    <meta:editing-cycles>2</meta:editing-cycles>
    <meta:editing-duration>PT0S</meta:editing-duration>
    <meta:document-statistic meta:page-count="6" meta:paragraph-count="7" meta:word-count="541" meta:character-count="3620" meta:row-count="25" meta:non-whitespace-character-count="3086"/>
  </office:meta>
</office:document-meta>
</file>